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automatic-styles>
    <style:style style:name="P1" style:family="paragraph" style:parent-style-name="Standard">
      <style:text-properties style:use-window-font-color="true" style:font-name="Times New Roman1" fo:language="en" fo:country="US"/>
    </style:style>
    <style:style style:name="P2" style:family="paragraph" style:parent-style-name="Text_20_body">
      <style:paragraph-properties fo:margin-left="0cm" fo:margin-right="0cm" fo:margin-top="0.035cm" fo:margin-bottom="0.035cm" fo:text-indent="0cm" style:auto-text-indent="false"/>
    </style:style>
    <style:style style:name="P3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/>
    </style:style>
    <style:style style:name="P4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 fo:language="en" fo:country="US"/>
    </style:style>
    <style:style style:name="P5" style:family="paragraph" style:parent-style-name="Text_20_body">
      <style:paragraph-properties fo:margin-left="0cm" fo:margin-right="0cm" fo:margin-top="0.035cm" fo:margin-bottom="0.035cm" fo:text-indent="0cm" style:auto-text-indent="false"/>
      <style:text-properties fo:color="#00ff00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text:display="none"/>
    </style:style>
    <style:style style:name="P6" style:family="paragraph" style:parent-style-name="Text_20_body">
      <style:paragraph-properties fo:margin-left="0cm" fo:margin-right="0cm" fo:margin-top="0.035cm" fo:margin-bottom="0.035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7" style:family="paragraph" style:parent-style-name="Text_20_body">
      <style:paragraph-properties fo:margin-left="0cm" fo:margin-right="0cm" fo:margin-top="0.041cm" fo:margin-bottom="0.041cm" fo:text-indent="0cm" style:auto-text-indent="false"/>
      <style:text-properties style:use-window-font-color="true"/>
    </style:style>
    <style:style style:name="P8" style:family="paragraph" style:parent-style-name="Text_20_body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.212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name="P13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14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5" style:family="text">
      <style:text-properties style:use-window-font-color="true" style:font-name="CourierNewPSMT" fo:font-size="10pt" fo:language="en" fo:country="GB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6" style:family="text">
      <style:text-properties style:use-window-font-color="true" style:font-name="Times New Roman1" fo:font-size="10pt" fo:language="en" fo:country="US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7" style:family="text">
      <style:text-properties style:font-name="Times New Roman1" fo:language="en" fo:country="US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escription des navigations entre écrans de l'ihm</text:h>
      <text:p text:style-name="P1">&lt;config&gt; </text:p>
      <text:p text:style-name="P4">&lt;param key=’workspace’ <text:s text:c="4"/>value=’c:\tp\tp-uml\my-topcased-uml-wksp’ /&gt;</text:p>
      <text:p text:style-name="P4">&lt;param key=’project’ value=’${workspace}\uml2_papyrus_topcased’ /&gt;</text:p>
      <text:p text:style-name="P4">&lt;param key='appName' value='tp' /&gt;</text:p>
      <text:p text:style-name="P4">&lt;param key='model' value='${project}\Models\applications\${appName}\${appName}.uml' /&gt; </text:p>
      <text:p text:style-name="P7"><text:span text:style-name="T1">&lt;output path='</text:span><text:span text:style-name="T2">${project}/Documentation</text:span><text:span text:style-name="T1">/</text:span><text:span text:style-name="T7">${appName}/Generated/exprNavigations</text:span><text:span text:style-name="T1">.odt' /&gt;</text:span></text:p>
      <text:p text:style-name="P3">&lt;/config&gt;</text:p>
      <text:p text:style-name="P5">Diagrammes de classes (dans LogicalView)</text:p>
      <text:p text:style-name="P2">&lt;context model=’${model}’ importedBundles=’gmf;papyrus’ searchMetamodels=’true’/&gt;</text:p>
      <text:p text:style-name="P2"><text:span text:style-name="T3">&lt;context </text:span><text:span text:style-name="T5">element='Model</text:span><text:span text:style-name="T6">/GuiView</text:span><text:span text:style-name="T5">'</text:span><text:span text:style-name="T3">/&gt;</text:span></text:p>
      <text:p text:style-name="P14">&lt;gendoc&gt;</text:p>
      <text:p text:style-name="P11">[for(diag : Diagram | self.getPapyrusDiagrams())]</text:p>
      <text:p text:style-name="P12"><text:span text:style-name="T4">&lt;image object=’[diag.getDiagram() /]’ keepW='true'&gt;</text:span><text:span text:style-name="T4"><draw:frame draw:style-name="fr1" draw:name="Cadre2" text:anchor-type="as-char" svg:width="16.595cm" draw:z-index="0"><draw:text-box fo:min-height="1.457cm"><text:p text:style-name="Frame_20_contents"/></draw:text-box></draw:frame></text:span><text:span text:style-name="T4">&lt;/image&gt;</text:span></text:p>
      <text:p text:style-name="P9">[/for]</text:p>
      <text:p text:style-name="P8">[for (c:Class|self.ownedElement-&gt;filter(Class))]</text:p>
      <text:p text:style-name="P6">[for (sm:StateMachine|c.ownedElement-&gt;filter(StateMachine) )]</text:p>
      <text:p text:style-name="P11">[for(subSmDiag : Diagram | sm.getPapyrusDiagrams())]</text:p>
      <text:p text:style-name="P10">&lt;image object=’[subSmDiag.getDiagram() /]’ keepW='true'&gt;<draw:frame draw:style-name="fr1" draw:name="Cadre4" text:anchor-type="as-char" svg:width="16.595cm" draw:z-index="1"><draw:text-box fo:min-height="1.457cm"><text:p text:style-name="Frame_20_contents"/></draw:text-box></draw:frame>&lt;/image&gt;[/for]</text:p>
      <text:p text:style-name="P8">[/for][/for]</text:p>
      <text:p text:style-name="P13">&lt;/gendo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Standard" style:class="extra">
      <style:paragraph-properties fo:margin-top="0cm" fo:margin-bottom="0cm" fo:line-height="150%"/>
      <style:text-properties fo:font-size="12pt" style:font-size-asian="12pt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7cm" fo:margin-bottom="0.183cm" fo:margin-left="2cm" fo:margin-right="2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1. Description des navigations entre écrans de l'ihm</text:chapter></text:p>
      </style:header>
      <style:footer>
        <text:p text:style-name="Footer">Cours XXX<text:tab/>-<text:tab/>Page <text:page-number text:select-page="current">1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19T13:39:26.45</dc:date>
    <dc:language>fr-FR</dc:language>
    <meta:editing-cycles>126</meta:editing-cycles>
    <meta:editing-duration>PT6H10M58S</meta:editing-duration>
    <meta:document-statistic meta:table-count="0" meta:image-count="0" meta:object-count="0" meta:page-count="1" meta:paragraph-count="22" meta:word-count="77" meta:character-count="972" meta:non-whitespace-character-count="911"/>
    <meta:user-defined meta:name="Info 1"/>
    <meta:user-defined meta:name="Info 2"/>
    <meta:user-defined meta:name="Info 3"/>
    <meta:user-defined meta:name="Info 4"/>
  </office:meta>
</office:document-meta>
</file>